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1" svg:font-family="Cambr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" svg:font-family="Calibri" style:font-family-generic="swiss"/>
    <style:font-face style:name="MS Mincho" svg:font-family="'MS Mincho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134in"/>
    </style:style>
    <style:style style:name="co3" style:family="table-column">
      <style:table-column-properties fo:break-before="auto" style:column-width="2.3161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2.0646in"/>
    </style:style>
    <style:style style:name="co6" style:family="table-column">
      <style:table-column-properties fo:break-before="auto" style:column-width="0.6165in"/>
    </style:style>
    <style:style style:name="co7" style:family="table-column">
      <style:table-column-properties fo:break-before="auto" style:column-width="1.0244in"/>
    </style:style>
    <style:style style:name="co9" style:family="table-column">
      <style:table-column-properties fo:break-before="auto" style:column-width="2.7201in"/>
    </style:style>
    <style:style style:name="ro1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217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346in" fo:break-before="auto" style:use-optimal-row-height="true"/>
    </style:style>
    <style:style style:name="ro5" style:family="table-row">
      <style:table-row-properties style:row-height="0.2201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6319in" fo:break-before="auto" style:use-optimal-row-height="false"/>
    </style:style>
    <style:style style:name="ro12" style:family="table-row">
      <style:table-row-properties style:row-height="0.352in" fo:break-before="auto" style:use-optimal-row-height="true"/>
    </style:style>
    <style:style style:name="ro1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20_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1pt" style:language-asian="zxx" style:country-asian="none" style:font-style-asian="normal" style:font-weight-asian="normal" style:font-name-complex="Times New Roman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Normal_20_4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20_4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4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4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Normal_20_4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20_4">
      <style:table-cell-properties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4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1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Normal_20_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xx" style:country-asian="none" style:font-style-asian="normal" style:font-weight-asian="normal" style:font-name-complex="Arial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use-window-font-color="true" style:text-outline="false" style:text-line-through-styl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xx" style:country-asian="none" style:font-style-asian="normal" style:font-weight-asian="normal" style:font-name-complex="Ari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Normal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Normal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Normal_20_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ce19" style:family="table-cell" style:parent-style-name="Normal_20_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20_6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" style:family="table-cell" style:parent-style-name="Comma_20_3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Comma_20_3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Normal_20_4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Normal_20_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20_4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4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ce27" style:family="table-cell" style:parent-style-name="Normal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Normal_20_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9" style:family="table-cell" style:parent-style-name="Normal_20_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" style:family="table-cell" style:parent-style-name="Normal_20_4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1" style:family="table-cell" style:parent-style-name="Normal_20_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mbria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2" style:family="table-cell" style:parent-style-name="Normal_20_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20_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Normal_20_4" style:data-style-name="N167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ccff" style:text-outline="false" style:text-line-through-style="none" style:text-position="0% 100%" style:font-name="Times New Roman1" fo:font-size="14pt" fo:font-style="italic" fo:text-shadow="none" style:text-underline-style="none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2" style:family="text">
      <style:text-properties fo:color="#00ccff" style:text-outline="false" style:text-line-through-style="none" style:text-position="0% 100%" style:font-name="Times New Roman1" fo:font-size="11pt" fo:font-style="italic" fo:text-shadow="none" style:text-underline-style="none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3" style:family="text">
      <style:text-properties fo:color="#00ccff" style:text-outline="false" style:text-line-through-style="none" style:text-position="0% 100%" style:font-name="Times New Roman1" fo:font-size="11pt" fo:font-style="italic" fo:text-shadow="none" style:text-underline-style="none" fo:font-weight="bold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4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6" style:family="text">
      <style:text-properties fo:color="#00b0f0" style:text-outline="false" style:text-line-through-style="none" style:text-position="0% 100%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1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9" style:family="text">
      <style:text-properties style:use-window-font-color="true" style:font-name="Times New Roman" fo:font-size="12pt" fo:language="en" fo:country="US" style:font-name-asian="Arial Unicode MS1" style:language-asian="zxx" style:country-asian="none" style:font-name-complex="Times New Roman" style:font-size-complex="6.80000019073486pt"/>
    </style:style>
    <style:style style:name="T10" style:family="text">
      <style:text-properties style:use-window-font-color="true" fo:language="en" fo:country="US" style:font-name-asian="MS Mincho" style:language-asian="zxx" style:country-asian="none" style:font-name-complex="Arial" style:font-size-complex="4.59999990463257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49" table:default-cell-style-name="Default"/>
        <table:table-column table:style-name="co9" table:number-columns-repeated="769" table:default-cell-style-name="Default"/>
        <table:table-row table:style-name="ro2">
          <table:table-cell table:style-name="ce1" office:value-type="string" table:number-columns-spanned="4" table:number-rows-spanned="1">
            <text:p>PHIẾU LƯƠNG / <text:span text:style-name="T1">PAY-SLIP IN </text:span></text:p>
          </table:table-cell>
          <table:covered-table-cell table:number-columns-repeated="3" table:style-name="ce16"/>
          <table:table-cell table:style-name="ce30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3">
          <table:table-cell table:style-name="ce2"/>
          <table:table-cell table:style-name="ce17" table:number-columns-repeated="3"/>
          <table:table-cell table:style-name="ce30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4">
          <table:table-cell table:style-name="ce3" office:value-type="string">
            <text:p>Họ tên/<text:span text:style-name="T2">Name:</text:span></text:p>
          </table:table-cell>
          <table:table-cell table:style-name="ce18" office:value-type="string">
            <text:p><text:a xlink:href="python://o.employee_id.last_name%20or%20''" xlink:type="simple">last_name</text:a> <text:a xlink:href="python://o.employee_id.resource_id.name" xlink:type="simple">name</text:a></text:p>
          </table:table-cell>
          <table:table-cell table:style-name="ce3" office:value-type="string">
            <text:p>Mã NV/<text:span text:style-name="T2">Code: </text:span></text:p>
          </table:table-cell>
          <table:table-cell table:style-name="ce28" office:value-type="string">
            <text:p><text:a xlink:href="python://o.employee_id%20and%20o.employee_id.code%20or%20''" xlink:type="simple">code</text:a></text:p>
          </table:table-cell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3">
          <table:table-cell table:style-name="ce3" office:value-type="string">
            <text:p>Phòng ban/<text:span text:style-name="T2">Dept:</text:span></text:p>
          </table:table-cell>
          <table:table-cell table:style-name="ce19" office:value-type="string">
            <text:p><text:a xlink:href="python://get_department(o.id)" xlink:type="simple">department</text:a></text:p>
          </table:table-cell>
          <table:table-cell table:style-name="ce3" office:value-type="string">
            <text:p>Chức vụ/<text:span text:style-name="T2">Pos:</text:span></text:p>
          </table:table-cell>
          <table:table-cell table:style-name="ce29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4" table:number-columns-repeated="4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Thực nhận/<text:span text:style-name="T2">Net salary:</text:span></text:p>
          </table:table-cell>
          <table:table-cell table:style-name="ce20" office:value-type="string">
            <text:p><text:a xlink:href="python://get_payslip_lines(o)['net']" xlink:type="simple">net</text:a></text:p>
          </table:table-cell>
          <table:table-cell table:style-name="ce5" office:value-type="string">
            <text:p>Lương cơ bản/<text:span text:style-name="T2">Basic salary: </text:span></text:p>
          </table:table-cell>
          <table:table-cell table:style-name="ce22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table:number-columns-repeated="2"/>
          <table:table-cell table:style-name="ce5" office:value-type="string">
            <text:p>Lương kinh doanh/<text:span text:style-name="T2">Incentives:</text:span><text:span text:style-name="T5"> <text:s text:c="20"/></text:span><text:span text:style-name="T5"><text:s text:c="6"/></text:span></text:p>
          </table:table-cell>
          <table:table-cell table:style-name="ce22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6" office:value-type="string" table:number-columns-spanned="2" table:number-rows-spanned="1">
            <text:p>Thu/<text:span text:style-name="T3">Receiving</text:span><text:span text:style-name="T4"> (VNĐ)</text:span></text:p>
          </table:table-cell>
          <table:covered-table-cell table:style-name="ce6"/>
          <table:table-cell table:style-name="ce6" office:value-type="string" table:number-columns-spanned="2" table:number-rows-spanned="1">
            <text:p>Trừ/<text:span text:style-name="T3">Deduction</text:span><text:span text:style-name="T4"> (VNĐ)</text:span></text:p>
          </table:table-cell>
          <table:covered-table-cell table:style-name="ce6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Lương ngày công/<text:span text:style-name="T2">working </text:span><text:span text:style-name="T2">pay amount</text:span><text:span text:style-name="T5">:</text:span></text:p>
          </table:table-cell>
          <table:table-cell table:style-name="ce20" office:value-type="string">
            <text:p><text:a xlink:href="python://get_payslip_lines(o)['ltg']" xlink:type="simple">ltg</text:a></text:p>
          </table:table-cell>
          <table:table-cell table:style-name="ce5" office:value-type="string">
            <text:p>BHXH (8%)/<text:span text:style-name="T2">Social </text:span><text:span text:style-name="T2">Insurance:</text:span></text:p>
          </table:table-cell>
          <table:table-cell table:style-name="ce20" office:value-type="string">
            <text:p><text:a xlink:href="python://get_payslip_lines(o)['bhxh']" xlink:type="simple">bhxh</text:a></text:p>
          </table:table-cell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Tổng tiền tăng ca/<text:span text:style-name="T2">OT </text:span><text:span text:style-name="T2">amount:</text:span></text:p>
          </table:table-cell>
          <table:table-cell table:style-name="ce20" office:value-type="string">
            <text:p><text:a xlink:href="python://get_payslip_lines(o)['ltc']" xlink:type="simple">ltc</text:a></text:p>
          </table:table-cell>
          <table:table-cell table:style-name="ce5" office:value-type="string">
            <text:p>BHYT (1.5%)/<text:span text:style-name="T2">Health Ins:</text:span></text:p>
          </table:table-cell>
          <table:table-cell table:style-name="ce20" office:value-type="string">
            <text:p><text:a xlink:href="python://get_payslip_lines(o)['bhxh']" xlink:type="simple">bhxh</text:a></text:p>
          </table:table-cell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Hỗ trợ tiền ăn/<text:span text:style-name="T2">Meal </text:span><text:span text:style-name="T2">allowance:</text:span></text:p>
          </table:table-cell>
          <table:table-cell table:style-name="ce20" office:value-type="string">
            <text:p><text:a xlink:href="python://get_payslip_lines(o)['com']" xlink:type="simple">com</text:a></text:p>
          </table:table-cell>
          <table:table-cell table:style-name="ce5" office:value-type="string">
            <text:p>BHTN (1%)/<text:span text:style-name="T2">Unemployment </text:span><text:span text:style-name="T2">Ins:</text:span></text:p>
          </table:table-cell>
          <table:table-cell table:style-name="ce20" office:value-type="string">
            <text:p><text:a xlink:href="python://get_payslip_lines(o)['bhtn']" xlink:type="simple">bhtn</text:a></text:p>
          </table:table-cell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Phụ cấp ĐT/<text:span text:style-name="T2">Mobil </text:span><text:span text:style-name="T2">allowance:</text:span></text:p>
          </table:table-cell>
          <table:table-cell table:style-name="ce20" office:value-type="string">
            <text:p><text:a xlink:href="python://get_payslip_lines(o)['dt']" xlink:type="simple">dt</text:a></text:p>
          </table:table-cell>
          <table:table-cell table:style-name="ce5" office:value-type="string">
            <text:p>Phí CĐ (1%)/<text:span text:style-name="T2">Union fee:</text:span></text:p>
          </table:table-cell>
          <table:table-cell table:style-name="ce21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Phụ cấp Xăng/<text:span text:style-name="T2"> Petrol </text:span><text:span text:style-name="T2">allowance:</text:span></text:p>
          </table:table-cell>
          <table:table-cell table:style-name="ce20" office:value-type="string">
            <text:p><text:a xlink:href="python://get_payslip_lines(o)['tx']" xlink:type="simple">tx</text:a></text:p>
          </table:table-cell>
          <table:table-cell table:style-name="ce5" office:value-type="string">
            <text:p>Thuế TNCN/<text:span text:style-name="T2">PIT:</text:span></text:p>
          </table:table-cell>
          <table:table-cell table:style-name="ce20" office:value-type="string">
            <text:p><text:a xlink:href="python://get_payslip_lines(o)['tncn']" xlink:type="simple">tncn</text:a></text:p>
          </table:table-cell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PC khác/<text:span text:style-name="T2">Other allowance:</text:span></text:p>
          </table:table-cell>
          <table:table-cell table:style-name="ce21"/>
          <table:table-cell table:style-name="ce5"/>
          <table:table-cell table:style-name="ce21"/>
          <table:table-cell table:style-name="ce31"/>
          <table:table-cell table:style-name="ce33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7" office:value-type="string">
            <text:p>Tổng PC/<text:span text:style-name="T3">Total allowance:</text:span></text:p>
          </table:table-cell>
          <table:table-cell table:style-name="ce22"/>
          <table:table-cell table:style-name="ce5"/>
          <table:table-cell table:style-name="ce21"/>
          <table:table-cell table:style-name="ce31"/>
          <table:table-cell table:style-name="ce34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Truy lĩnh/<text:span text:style-name="T2">Back pay:</text:span></text:p>
          </table:table-cell>
          <table:table-cell table:style-name="ce21"/>
          <table:table-cell table:style-name="ce5" office:value-type="string">
            <text:p>Khoản khác/<text:span text:style-name="T2">Other:</text:span></text:p>
          </table:table-cell>
          <table:table-cell table:style-name="ce21"/>
          <table:table-cell table:style-name="ce31"/>
          <table:table-cell table:style-name="ce34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Điều chỉnh lương/<text:span text:style-name="T2">Adjust </text:span><text:span text:style-name="T2">salary:</text:span></text:p>
          </table:table-cell>
          <table:table-cell table:style-name="ce21"/>
          <table:table-cell table:style-name="ce5" office:value-type="string">
            <text:p>Tổng trừ/<text:span text:style-name="T2">Total deduction:</text:span></text:p>
          </table:table-cell>
          <table:table-cell table:style-name="ce22"/>
          <table:table-cell table:style-name="ce31"/>
          <table:table-cell table:style-name="ce34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5" office:value-type="string">
            <text:p>Thưởng/<text:span text:style-name="T2">Bonus:</text:span></text:p>
          </table:table-cell>
          <table:table-cell table:style-name="ce21"/>
          <table:table-cell table:style-name="ce5"/>
          <table:table-cell table:style-name="ce21"/>
          <table:table-cell table:style-name="ce31"/>
          <table:table-cell table:style-name="ce33"/>
          <table:table-cell table:style-name="ce13" table:number-columns-repeated="251"/>
          <table:table-cell table:number-columns-repeated="767"/>
        </table:table-row>
        <table:table-row table:style-name="ro5">
          <table:table-cell table:style-name="ce6" office:value-type="string" table:number-columns-spanned="4" table:number-rows-spanned="1">
            <text:p>Tình hình làm việc/<text:span text:style-name="T3">Working status:</text:span></text:p>
          </table:table-cell>
          <table:covered-table-cell table:number-columns-repeated="3" table:style-name="ce6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6">
          <table:table-cell table:style-name="ce8" office:value-type="string">
            <text:p>Số ngày làm việc thực tế/</text:p>
            <text:p><text:span text:style-name="T2">Actual working day</text:span></text:p>
          </table:table-cell>
          <table:table-cell table:style-name="ce20" office:value-type="string">
            <text:p><text:a xlink:href="python://get_payslip_time(o)['ot_w100']" xlink:type="simple">ot_w100</text:a></text:p>
          </table:table-cell>
          <table:table-cell table:style-name="ce25" office:value-type="string">
            <text:p>Ngoài giờ/<text:span text:style-name="T2">OT150%:</text:span></text:p>
          </table:table-cell>
          <table:table-cell table:style-name="ce20" office:value-type="string">
            <text:p><text:a xlink:href="python://get_payslip_time(o)['ot_150']" xlink:type="simple">ot_150</text:a></text:p>
          </table:table-cell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7">
          <table:table-cell table:style-name="ce5" office:value-type="string">
            <text:p>Số ngày nghỉ có lương/<text:span text:style-name="T2">Paid leave:</text:span></text:p>
          </table:table-cell>
          <table:table-cell table:style-name="ce20" office:value-type="string">
            <text:p><text:a xlink:href="python://get_payslip_time(o)['paid']" xlink:type="simple">paid</text:a></text:p>
          </table:table-cell>
          <table:table-cell table:style-name="ce25" office:value-type="string">
            <text:p>Ngoài giờ/<text:span text:style-name="T2">OT 200%:</text:span></text:p>
          </table:table-cell>
          <table:table-cell table:style-name="ce20" office:value-type="string">
            <text:p><text:a xlink:href="python://get_payslip_time(o)['ot_200']" xlink:type="simple">ot_200</text:a></text:p>
          </table:table-cell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8">
          <table:table-cell table:style-name="ce8" office:value-type="string">
            <text:p>Số ngày nghỉ không lương/<text:span text:style-name="T2">Unpaid leave:</text:span></text:p>
          </table:table-cell>
          <table:table-cell table:style-name="ce20" office:value-type="string">
            <text:p><text:a xlink:href="python://get_payslip_time(o)['unpaid']" xlink:type="simple">unpaid</text:a></text:p>
          </table:table-cell>
          <table:table-cell table:style-name="ce25" office:value-type="string">
            <text:p>Ngoài giờ/<text:span text:style-name="T2">OT 300%:</text:span></text:p>
          </table:table-cell>
          <table:table-cell table:style-name="ce20" office:value-type="string">
            <text:p><text:a xlink:href="python://get_payslip_time(o)['ot_300']" xlink:type="simple">ot_300</text:a></text:p>
          </table:table-cell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9">
          <table:table-cell table:style-name="ce9" office:value-type="string">
            <text:p>Số ngày nghỉ còn lại/<text:span text:style-name="T6">Annual leave balance</text:span></text:p>
          </table:table-cell>
          <table:table-cell table:style-name="ce20" office:value-type="string">
            <text:p><text:a xlink:href="python://get_payslip_time(o)['annual']" xlink:type="simple">annual</text:a></text:p>
          </table:table-cell>
          <table:table-cell table:style-name="ce25"/>
          <table:table-cell table:style-name="ce21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10">
          <table:table-cell table:style-name="ce10" office:value-type="string" table:number-columns-spanned="2" table:number-rows-spanned="1">
            <text:p>Cảm ơn các bạn đã đóng góp vào sự phát triển của Công ty</text:p>
            <text:p><text:s/>trong thời gian qua </text:p>
          </table:table-cell>
          <table:covered-table-cell table:style-name="ce23"/>
          <table:table-cell table:style-name="ce26" office:value-type="string" table:number-columns-spanned="2" table:number-rows-spanned="1">
            <text:p>Phòng nhân sự</text:p>
          </table:table-cell>
          <table:covered-table-cell table:style-name="ce25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12">
          <table:table-cell table:style-name="ce11" office:value-type="string" table:number-columns-spanned="4" table:number-rows-spanned="1">
            <text:p><text:span text:style-name="T7">Ghi chú:</text:span></text:p>
            <text:p><text:span text:style-name="T8"/></text:p>
          </table:table-cell>
          <table:covered-table-cell table:number-columns-repeated="3" table:style-name="ce24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4">
          <table:table-cell table:style-name="ce12" office:value-type="string">
            <text:p><text:span text:style-name="T9"><text:a xlink:href="python://for%20each=%22%20h%20in%20get_history(o)%22" xlink:type="simple">for each=" h in get_history(o)"</text:a></text:span></text:p>
          </table:table-cell>
          <table:table-cell table:style-name="ce13" table:number-columns-repeated="3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4">
          <table:table-cell table:style-name="ce13" office:value-type="string">
            <text:p><text:a xlink:href="python://h.name" xlink:type="simple">name</text:a></text:p>
          </table:table-cell>
          <table:table-cell table:style-name="ce13" office:value-type="string">
            <text:p><text:a xlink:href="python://h.net" xlink:type="simple">net</text:a></text:p>
          </table:table-cell>
          <table:table-cell table:style-name="ce27" office:value-type="string">
            <text:p><text:a xlink:href="python://date_from" xlink:type="simple">date_from</text:a></text:p>
          </table:table-cell>
          <table:table-cell table:style-name="ce27" office:value-type="string">
            <text:p><text:a xlink:href="python://h.date" xlink:type="simple">date</text:a></text:p>
          </table:table-cell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4">
          <table:table-cell table:style-name="ce14" office:value-type="string">
            <text:p><text:span text:style-name="T10"><text:a xlink:href="python:///for" xlink:type="simple">/for</text:a></text:span></text:p>
          </table:table-cell>
          <table:table-cell table:style-name="ce13" table:number-columns-repeated="3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4">
          <table:table-cell table:style-name="ce15"/>
          <table:table-cell table:style-name="ce13" table:number-columns-repeated="3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4" table:number-rows-repeated="65506">
          <table:table-cell table:style-name="ce13" table:number-columns-repeated="4"/>
          <table:table-cell table:style-name="ce31"/>
          <table:table-cell table:style-name="ce32"/>
          <table:table-cell table:style-name="ce13" table:number-columns-repeated="251"/>
          <table:table-cell table:number-columns-repeated="767"/>
        </table:table-row>
        <table:table-row table:style-name="ro13" table:number-rows-repeated="9830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1">
          <table:table-cell/>
        </table:table-row>
      </table:table>
      <table:named-expressions/>
      <table:database-ranges>
        <table:database-range table:name="__Anonymous_Sheet_DB__0" table:target-range-address="Sheet1.A6:Sheet1.D2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mbria1" svg:font-family="Cambr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" svg:font-family="Calibri" style:font-family-generic="swiss"/>
    <style:font-face style:name="MS Mincho" svg:font-family="'MS Mincho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number:text>-</number:text>
      <number:number number: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number:text>-</number:text>
      <number:number number:decimal-places="0" number:min-integer-digits="1" number:grouping="true"/>
      <number:text> </number:text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">
      <number:number number:decimal-places="2" number:min-integer-digits="1"/>
      <number:text> </number:text>
    </number:number-style>
    <number:number-style style:name="N132P0" style:volatile="true">
      <number:text>\</number:text>
      <number:number number:decimal-places="0" number:min-integer-digits="1" number:grouping="true"/>
    </number:number-style>
    <number:number-style style:name="N132">
      <style:text-properties fo:color="#ff0000"/>
      <number:text>\\-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\</number:text>
      <number:number number:decimal-places="2" number:min-integer-digits="1" number:grouping="true"/>
    </number:number-style>
    <number:number-style style:name="N134">
      <style:text-properties fo:color="#ff0000"/>
      <number:text>\\\\\\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\</number:text>
      <number:number number:decimal-places="2" number:min-integer-digits="1" number:grouping="true"/>
    </number:number-style>
    <number:number-style style:name="N135">
      <style:text-properties fo:color="#ff0000"/>
      <number:text>\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\</number:text>
      <number:number number:decimal-places="0" number:min-integer-digits="1" number:grouping="true"/>
    </number:number-style>
    <number:number-style style:name="N136">
      <style:text-properties fo:color="#ff0000"/>
      <number:text>\-</number:text>
      <number:number number:decimal-places="0" number:min-integer-digits="1" number:grouping="true"/>
      <style:map style:condition="value()&gt;=0" style:apply-style-name="N136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integer-digits="3" number:min-exponent-digits="1"/>
    </number:number-style>
    <number:number-style style:name="N164">
      <number:number number:decimal-places="0" number:min-integer-digits="2"/>
    </number:number-style>
    <number:date-style style:name="N165">
      <number:day number:style="long"/>
      <number:text>/</number:text>
      <number:month number:style="long"/>
      <number:text>/</number:text>
      <number:year number:style="long"/>
    </number:date-style>
    <number:date-style style:name="N166">
      <number:day number:style="long"/>
      <number:text>/</number:text>
      <number:month number:style="long"/>
    </number:date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 (</number:text>
      <number:number number:decimal-places="0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day number:style="long"/>
      <number:text>/</number:text>
      <number:month number:style="long"/>
      <number:text>/</number:text>
      <number:year/>
    </number:date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P1" style:volatile="true">
      <number:text> (</number:text>
      <number:number number:decimal-places="1" number:min-integer-digits="1" number:grouping="true"/>
      <number:text>)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3P0" style:volatile="true">
      <number:day/>
      <number:text>-</number:text>
      <number:month number:textual="true"/>
      <number:text>-</number:text>
      <number:year/>
    </number:date-style>
    <number:text-style style:name="N173">
      <number:text-content/>
      <style:map style:condition="value()&gt;=0" style:apply-style-name="N173P0"/>
    </number:text-style>
    <number:number-style style:name="N175P0" style:volatile="true">
      <number:number number:decimal-places="0" number:min-integer-digits="1"/>
      <number:text> </number:text>
    </number:number-style>
    <number:number-style style:name="N175">
      <number:text>(</number:text>
      <number:number number:decimal-places="0" number:min-integer-digits="1"/>
      <number:text>)</number:text>
      <style:map style:condition="value()&gt;=0" style:apply-style-name="N175P0"/>
    </number:number-style>
    <number:number-style style:name="N176P0" style:volatile="true">
      <number:number number:decimal-places="0" number:min-integer-digits="1"/>
    </number:number-style>
    <number:number-style style:name="N176">
      <style:text-properties fo:color="#ff0000"/>
      <number:number number:decimal-places="0" number:min-integer-digits="1"/>
      <style:map style:condition="value()&gt;=0" style:apply-style-name="N176P0"/>
    </number:number-style>
    <number:number-style style:name="N177">
      <number:number number:decimal-places="1" number:min-integer-digits="1" number:grouping="true"/>
    </number:number-style>
    <number:number-style style:name="N5121P0" style:volatile="true" number:language="en" number:country="US">
      <number:number number:decimal-places="0" number:min-integer-digits="1" number:grouping="true"/>
      <number:text> </number:text>
    </number:number-style>
    <number:number-style style:name="N5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en" number:country="US">
      <number:number number:decimal-places="2" number:min-integer-digits="1" number:grouping="true"/>
      <number:text> </number:text>
    </number:number-style>
    <number:number-style style:name="N5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currency-style style:name="N5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time-style style:name="N5150" number:language="en" number:country="US">
      <number:minutes number:style="long"/>
      <number:text>:</number:text>
      <number:seconds number:style="long"/>
    </number:time-style>
    <number:time-style style:name="N5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2" number:language="en" number:country="US">
      <number:minutes number:style="long"/>
      <number:text>:</number:text>
      <number:seconds number:style="long" number:decimal-places="1"/>
    </number:time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3" style:display-name="Comma 3" style:family="table-cell" style:parent-style-name="Default" style:data-style-name="N124"/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11in" fo:page-height="8.5201in" style:num-format="1" style:print-orientation="landscape" fo:margin-top="0in" fo:margin-bottom="0in" fo:margin-left="0.05in" fo:margin-right="0.05in" style:shadow="none" fo:background-color="transparent" style:table-centering="both" style:writing-mode="lr-tb">
        <style:background-image/>
      </style:page-layout-properties>
      <style:header-style>
        <style:header-footer-properties svg:height="0.1598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10:53:47.43</meta:creation-date>
    <dc:date>2014-07-09T11:29:17</dc:date>
    <meta:editing-duration>P1DT8H6M21S</meta:editing-duration>
    <meta:editing-cycles>270</meta:editing-cycles>
    <meta:generator>LibreOffice/3.5$Linux_X86_64 LibreOffice_project/350m1$Build-2</meta:generator>
    <dc:creator>ketpham </dc:creator>
    <meta:document-statistic meta:table-count="3" meta:cell-count="64" meta:object-count="0"/>
  </office:meta>
</office:document-meta>
</file>